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a89d" officeooo:paragraph-rsid="000aa89d"/>
    </style:style>
    <style:style style:name="P2" style:family="paragraph" style:parent-style-name="Standard">
      <style:text-properties fo:font-weight="normal" officeooo:rsid="000aa89d" officeooo:paragraph-rsid="000aa89d" style:font-weight-asian="normal" style:font-weight-complex="normal"/>
    </style:style>
    <style:style style:name="P3" style:family="paragraph" style:parent-style-name="Standard">
      <style:text-properties fo:font-weight="normal" officeooo:rsid="000ba404" officeooo:paragraph-rsid="000ba404" style:font-weight-asian="normal" style:font-weight-complex="normal"/>
    </style:style>
    <style:style style:name="P4" style:family="paragraph" style:parent-style-name="Standard">
      <style:text-properties fo:font-weight="normal" officeooo:rsid="000ba404" officeooo:paragraph-rsid="000f3909" style:font-weight-asian="normal" style:font-weight-complex="normal"/>
    </style:style>
    <style:style style:name="P5" style:family="paragraph" style:parent-style-name="Standard">
      <style:text-properties fo:font-weight="normal" officeooo:rsid="000d5784" officeooo:paragraph-rsid="000d5784" style:font-weight-asian="normal" style:font-weight-complex="normal"/>
    </style:style>
    <style:style style:name="P6" style:family="paragraph" style:parent-style-name="Standard">
      <style:text-properties fo:font-weight="normal" officeooo:rsid="000d5784" officeooo:paragraph-rsid="000f3909" style:font-weight-asian="normal" style:font-weight-complex="normal"/>
    </style:style>
    <style:style style:name="P7" style:family="paragraph" style:parent-style-name="Standard">
      <style:text-properties fo:font-weight="normal" officeooo:rsid="000f3909" officeooo:paragraph-rsid="000f3909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weight="bold" officeooo:rsid="000aa89d" officeooo:paragraph-rsid="000aa89d" style:font-weight-asian="bold" style:font-weight-complex="bold"/>
    </style:style>
    <style:style style:name="P9" style:family="paragraph" style:parent-style-name="Standard">
      <style:text-properties fo:font-weight="bold" officeooo:rsid="000d5784" officeooo:paragraph-rsid="000d5784" style:font-weight-asian="bold" style:font-weight-complex="bold"/>
    </style:style>
    <style:style style:name="P10" style:family="paragraph" style:parent-style-name="Standard">
      <style:text-properties fo:font-weight="bold" officeooo:rsid="000f3909" officeooo:paragraph-rsid="000f3909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LA ROBA</text:p>
      <text:p text:style-name="P1"/>
      <text:p text:style-name="P1"><text:span text:style-name="T1"/></text:p>
      <text:p text:style-name="P7"><text:span text:style-name="T1"/></text:p>
      <text:p text:style-name="P7">Mazzarò ha solo l'ambizione di essere ricco, non vuole scalare la scala sociale, mentre Mastro Don Gesualdo Sì.</text:p>
      <text:p text:style-name="P7"/>
      <text:p text:style-name="P2"><text:span text:style-name="T1">Mazzarò</text:span> era un contadino, che riuscì a raccimolare un patrimonio con i suoi iniziali risparmi.</text:p>
      <text:p text:style-name="P2">Lui però è ossessionato dalla Roba, è <text:span text:style-name="T1">avido e avaro</text:span>. Lui non spende mai i soldi che accumula e perciò continua a vivere da contadino insieme alla sua famiglia. </text:p>
      <text:p text:style-name="P2"/>
      <text:p text:style-name="P7">Nella prima fase della novella vengono descritti i suoi possedimenti.</text:p>
      <text:p text:style-name="P4">Dopo che vengono elencate tutte le sue ricchezze, viene detto che "Non mangiava altro che due soldi di pane", ciò significa che non voleva sfruttare la sua ricchezza.</text:p>
      <text:p text:style-name="P4"/>
      <text:p text:style-name="P6">Mazzarò critica il "minchione" ovvero il suo vecchio padrone, che era uno stolto.</text:p>
      <text:p text:style-name="P6">Mazzarò invece era molto vigile sul lavoro dei suoi lavoratori.</text:p>
      <text:p text:style-name="P6"/>
      <text:p text:style-name="P2">La novella finisce con l'episodio quando un giorno Mazzarò vide un giovane che non possedeva nulla, Mazzarò è preso dall'invidia, perchè non capisce come un povero possa avere il diritto di vivere ancora ed egli No.</text:p>
      <text:p text:style-name="P2"/>
      <text:p text:style-name="P2"/>
      <text:p text:style-name="P3">Fa riferimento alla fiaba del gatto con gli stivali.</text:p>
      <text:p text:style-name="P5"/>
      <text:p text:style-name="P9"/>
      <text:p text:style-name="P10">La Roba non è il denaro, ma la terra, gli immobili.</text:p>
      <text:p text:style-name="P10"/>
      <text:p text:style-name="P7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23S</meta:editing-duration>
    <meta:editing-cycles>3</meta:editing-cycles>
    <meta:generator>LibreOffice/5.2.1.2$Windows_x86 LibreOffice_project/31dd62db80d4e60af04904455ec9c9219178d620</meta:generator>
    <dc:date>2017-10-18T11:48:53.667000000</dc:date>
    <meta:document-statistic meta:table-count="0" meta:image-count="0" meta:object-count="0" meta:page-count="1" meta:paragraph-count="11" meta:word-count="181" meta:character-count="1069" meta:non-whitespace-character-count="898"/>
    <meta:user-defined meta:name="Info 1"/>
    <meta:user-defined meta:name="Info 2"/>
    <meta:user-defined meta:name="Info 3"/>
    <meta:user-defined meta:name="Info 4"/>
  </office:meta>
</office:document-meta>
</file>